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f605" officeooo:paragraph-rsid="000df605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113f0" officeooo:paragraph-rsid="000df60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2c382d" officeooo:paragraph-rsid="002c382d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3bf2a7" officeooo:paragraph-rsid="003bf2a7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113f0" officeooo:paragraph-rsid="001113f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18373f" officeooo:paragraph-rsid="0018373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888a" officeooo:paragraph-rsid="001a888a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cff07" officeooo:paragraph-rsid="001cff07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13879" officeooo:paragraph-rsid="00213879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261d5a" officeooo:paragraph-rsid="00261d5a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2741fd" officeooo:paragraph-rsid="002741fd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9e65f" officeooo:paragraph-rsid="0029e65f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29e65f" officeooo:paragraph-rsid="002c382d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2b2d70" officeooo:paragraph-rsid="002b2d7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2ee521" officeooo:paragraph-rsid="002ee52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17081" officeooo:paragraph-rsid="00317081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d11f9" officeooo:paragraph-rsid="003d11f9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434584" officeooo:paragraph-rsid="00434584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402bcc" officeooo:paragraph-rsid="00402bcc" style:font-weight-asian="bold" style:font-weight-complex="bold"/>
    </style:style>
    <style:style style:name="T1" style:family="text">
      <style:text-properties officeooo:rsid="0012ffbe"/>
    </style:style>
    <style:style style:name="T2" style:family="text">
      <style:text-properties officeooo:rsid="00133ef4"/>
    </style:style>
    <style:style style:name="T3" style:family="text">
      <style:text-properties officeooo:rsid="0013e467"/>
    </style:style>
    <style:style style:name="T4" style:family="text">
      <style:text-properties officeooo:rsid="0014b7c2"/>
    </style:style>
    <style:style style:name="T5" style:family="text">
      <style:text-properties officeooo:rsid="001be608"/>
    </style:style>
    <style:style style:name="T6" style:family="text">
      <style:text-properties officeooo:rsid="001ee05d"/>
    </style:style>
    <style:style style:name="T7" style:family="text">
      <style:text-properties officeooo:rsid="001f2d30"/>
    </style:style>
    <style:style style:name="T8" style:family="text">
      <style:text-properties officeooo:rsid="002061de"/>
    </style:style>
    <style:style style:name="T9" style:family="text">
      <style:text-properties officeooo:rsid="0020cc5f"/>
    </style:style>
    <style:style style:name="T10" style:family="text">
      <style:text-properties officeooo:rsid="0021c7e5"/>
    </style:style>
    <style:style style:name="T11" style:family="text">
      <style:text-properties officeooo:rsid="0023362e"/>
    </style:style>
    <style:style style:name="T12" style:family="text">
      <style:text-properties officeooo:rsid="00259f1d"/>
    </style:style>
    <style:style style:name="T13" style:family="text">
      <style:text-properties officeooo:rsid="0029fc9b"/>
    </style:style>
    <style:style style:name="T14" style:family="text">
      <style:text-properties officeooo:rsid="002c51ea"/>
    </style:style>
    <style:style style:name="T15" style:family="text">
      <style:text-properties officeooo:rsid="002de315"/>
    </style:style>
    <style:style style:name="T16" style:family="text">
      <style:text-properties officeooo:rsid="0036b971"/>
    </style:style>
    <style:style style:name="T17" style:family="text">
      <style:text-properties officeooo:rsid="003e12b8"/>
    </style:style>
    <style:style style:name="T18" style:family="text">
      <style:text-properties officeooo:rsid="003f41b9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44163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45810d"/>
    </style:style>
    <style:style style:name="T23" style:family="text">
      <style:text-properties officeooo:rsid="004614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undations of Kubernetes</text:p>
      <text:p text:style-name="P2"/>
      <text:p text:style-name="P5">Kubernetes is a tool used for deploying , scaling and managing containerized applications. <text:span text:style-name="T1">The way it works is through clusters. A cluster being a group of nodes, computers, in a network. </text:span><text:span text:style-name="T2">Kubernetes manages these nodes, and these nodes are what are used to deploy containers and get them running through the kubernetes cluster. </text:span><text:span text:style-name="T3">It’s similar to docker swarm, being able distribute containers across multiple hosts. </text:span><text:span text:style-name="T4">It’s not a monolithic, but it’s a good to think of the kubernetes cluster as being monolithic, as it hides the complexity of the cluster behind abstraction.</text:span></text:p>
      <text:p text:style-name="P5"/>
      <text:p text:style-name="P6">Pods are the smallest unit of deployment in kubernetes. Pods can contain one or more containers. Each container in a pod being encapsulated, so imagine a Pod as being an array of containers which have configurations and shared resources for the pod to distribute to the containers it holds.</text:p>
      <text:p text:style-name="P6"/>
      <text:p text:style-name="P7">Thus kubernetes would be used on the continuous deployment side, to distribute our newly built application and get the application smoothly runnin<text:span text:style-name="T5">g for the development team. </text:span></text:p>
      <text:p text:style-name="P7"/>
      <text:p text:style-name="P8">The infrastucture of the cluster consists of master node with Worker nodes, and the work being managed and delegated by the master node to the worker nodes <text:span text:style-name="T6">to pods, </text:span><text:span text:style-name="T7">containers. </text:span><text:span text:style-name="T8">Containers are scheduled on each of these worker nodes to be executed. </text:span><text:span text:style-name="T9">Remember they’re just contained processes, so they are distributed to be process scheduled by the worker computer’s CPU scheduling algorithm.</text:span></text:p>
      <text:p text:style-name="P8"/>
      <text:p text:style-name="P9">Container orchestration is <text:span text:style-name="T10">used to control and organise the cluster, growing and shrinking the size of the cluster thus scaling up and down etc. </text:span><text:span text:style-name="T11">And distribute containers based on their resource requirements and os requirements etc. </text:span><text:span text:style-name="T12">And container orchestration monitors and adapts based on logging feedback.</text:span></text:p>
      <text:p text:style-name="P9"/>
      <text:p text:style-name="P10">Declarative configuration files are used, and written in YAML. </text:p>
      <text:p text:style-name="P10"/>
      <text:p text:style-name="P11">Self healing is another feature, so for example if a worker node becomes unresponsive and thus resulting in problems for our running containers, then we can migrate the containers from a faulty worker node to a healthy work node and schedule the containers to run on that node instead in the cluster. </text:p>
      <text:p text:style-name="P11"/>
      <text:p text:style-name="P13">Replicas are multiple instances of pods. </text:p>
      <text:p text:style-name="P13"/>
      <text:p text:style-name="P3">pods</text:p>
      <text:p text:style-name="P13"/>
      <text:p text:style-name="P13"><text:span text:style-name="T13">Pods represents a single instance</text:span><text:span text:style-name="T16">(Atomic unit of scheduling)</text:span><text:span text:style-name="T13"> of a running process in a cluster and most basic unit of deployment. It contains one or more containers and resources and a unique network IP etc.</text:span></text:p>
      <text:p text:style-name="P12"/>
      <text:p text:style-name="P14">Pods <text:span text:style-name="T14">are useful when we want to group containers through commonalities. For example:</text:span> <text:span text:style-name="T14">Modular non monolithic application with multiple processes running, thus multiple containers, it would be wise to group these containers into a pod, with the commonality that they are all working together and required for the application to work. </text:span><text:span text:style-name="T15">This is just one example.</text:span></text:p>
      <text:p text:style-name="P14"/>
      <text:p text:style-name="P15">Pods are given a certain number of resources, which it can that delegate to it’s containers inside the pod. I guess analogous to peas in a pod. <text:span text:style-name="T22">So each container has enough CPU </text:span><text:span text:style-name="T23">cores</text:span><text:span text:style-name="T22">, MEM, HDD to be able for the CPU to execute it properly.</text:span></text:p>
      <text:p text:style-name="P15"/>
      <text:p text:style-name="P16">Essentially Kubernetes allows us to deploy our application onto a cluster, to run our application for us, so we send our group of processes to the cluster to schedule and execute the group of processes, aka pods, which contain containers.</text:p>
      <text:p text:style-name="P16"/>
      <text:p text:style-name="P4">Replicas</text:p>
      <text:p text:style-name="P4"/>
      <text:p text:style-name="P17">Replicas are multiple instances of pods, essentially containing multiple duplications of a pod. <text:span text:style-name="T17">The reason why duplicates are made is to achieve available, scalability and load balancing for the application. </text:span><text:span text:style-name="T18">Thus reducing the risks of the app going down, by making sure we have copies running, and available across multiple domains.</text:span></text:p>
      <text:p text:style-name="P17"/>
      <text:p text:style-name="P17"/>
      <text:p text:style-name="P18">Thus the <text:span text:style-name="T20">encapsulation </text:span>hierarchy is as follows: <text:span text:style-name="T21">Replicas→Pods→Containers.</text:span></text:p>
      <text:p text:style-name="P18"/>
      <text:p text:style-name="P17"/>
      <text:p text:style-name="P17"/>
      <text:p text:style-name="P19">Resources: <text:a xlink:type="simple" xlink:href="https://chat.openai.com/?model=text-davinci-002-render-sha" text:style-name="Internet_20_link" text:visited-style-name="Visited_20_Internet_20_Link"><text:span text:style-name="T19">https://chat.openai.com/?model=text-davinci-002-render-sha</text:span></text:a></text:p>
      <text:p text:style-name="P19"><text:span text:style-name="T19">“Explain the fundamental theory behind kubernetes”</text:span></text:p>
      <text:p text:style-name="P19"><text:span text:style-name="T19">“What are replicas”</text:span></text:p>
      <text:p text:style-name="P19"><text:span text:style-name="T19">“What is a pod”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22:59:19.872908786</meta:creation-date>
    <dc:date>2023-05-21T23:49:14.678893843</dc:date>
    <meta:editing-duration>PT49M31S</meta:editing-duration>
    <meta:editing-cycles>50</meta:editing-cycles>
    <meta:generator>LibreOffice/7.4.5.1$Linux_X86_64 LibreOffice_project/40$Build-1</meta:generator>
    <meta:document-statistic meta:table-count="0" meta:image-count="0" meta:object-count="0" meta:page-count="1" meta:paragraph-count="21" meta:word-count="598" meta:character-count="3771" meta:non-whitespace-character-count="3190"/>
  </office:meta>
</office:document-meta>
</file>